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5ba8" officeooo:paragraph-rsid="00115b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nner</text:p>
      <text:p text:style-name="P1">Lunch</text:p>
      <text:p text:style-name="P1">Breakfast</text:p>
      <text:p text:style-name="P1">Brunch</text:p>
      <text:p text:style-name="P1">Evening Snack</text:p>
      <text:p text:style-name="P1">Midnight Snack</text:p>
      <text:p text:style-name="P1">Anytime Snack</text:p>
      <text:p text:style-name="P1">Die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8:13:23.366864582</meta:creation-date>
    <dc:date>2016-06-04T18:14:16.950812286</dc:date>
    <meta:editing-duration>PT54S</meta:editing-duration>
    <meta:editing-cycles>1</meta:editing-cycles>
    <meta:document-statistic meta:table-count="0" meta:image-count="0" meta:object-count="0" meta:page-count="1" meta:paragraph-count="8" meta:word-count="11" meta:character-count="70" meta:non-whitespace-character-count="67"/>
    <meta:generator>LibreOffice/5.0.5.2$Linux_X86_64 LibreOffice_project/00m0$Build-2</meta:generator>
  </office:meta>
</office:document-meta>
</file>